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lant Monitor Automatic Watering System with Web Control</text:h>
      <text:h text:style-name="Heading_20_3" text:outline-level="3">Overview</text:h>
      <text:p text:style-name="Text_20_body">This project combines a soil moisture sensor, ESP32 microcontroller, BC547-driven relay, water pump, and an LCD display to create a plant watering system with both automatic and manual control via a local web interface.</text:p>
      <text:p text:style-name="Horizontal_20_Line"/>
      <text:h text:style-name="Heading_20_3" text:outline-level="3">Hardware Components</text:h>
      <text:list text:style-name="L1">
        <text:list-item>
          <text:p text:style-name="P1"><text:span text:style-name="Strong_20_Emphasis">ESP32</text:span> microcontroller</text:p>
        </text:list-item>
        <text:list-item>
          <text:p text:style-name="P1"><text:span text:style-name="Strong_20_Emphasis">Soil moisture sensor</text:span> (analog)</text:p>
        </text:list-item>
        <text:list-item>
          <text:p text:style-name="P1"><text:span text:style-name="Strong_20_Emphasis">BC547 transistor</text:span> (to drive relay safely)</text:p>
        </text:list-item>
        <text:list-item>
          <text:p text:style-name="P1"><text:span text:style-name="Strong_20_Emphasis">Relay module</text:span> (controls water pump)</text:p>
        </text:list-item>
        <text:list-item>
          <text:p text:style-name="P1"><text:span text:style-name="Strong_20_Emphasis">Water pump</text:span> (DC)</text:p>
        </text:list-item>
        <text:list-item>
          <text:p text:style-name="P1"><text:span text:style-name="Strong_20_Emphasis">I²C LCD (16x2)</text:span></text:p>
        </text:list-item>
        <text:list-item>
          <text:p text:style-name="P1"><text:span text:style-name="Strong_20_Emphasis">Power supplies:</text:span></text:p>
          <text:list>
            <text:list-item>
              <text:p text:style-name="P1">ESP32 + LCD: regulated 5V</text:p>
            </text:list-item>
            <text:list-item>
              <text:p text:style-name="P1">Pump: separate 5V or 12V supply depending on pump specification</text:p>
            </text:list-item>
          </text:list>
        </text:list-item>
        <text:list-item>
          <text:p text:style-name="P1"><text:span text:style-name="Strong_20_Emphasis">Wiring considerations:</text:span></text:p>
          <text:list>
            <text:list-item>
              <text:p text:style-name="P1">Keep SDA/SCL short and twisted</text:p>
            </text:list-item>
            <text:list-item>
              <text:p text:style-name="P1">Use pull-up resistors (4.7k–10kΩ) if LCD module lacks them</text:p>
            </text:list-item>
            <text:list-item>
              <text:p text:style-name="P1">Include a flyback diode across pump to prevent voltage spikes</text:p>
            </text:list-item>
          </text:list>
        </text:list-item>
      </text:list>
      <text:p text:style-name="Horizontal_20_Line"/>
      <text:h text:style-name="Heading_20_3" text:outline-level="3">Software &amp; Libraries</text:h>
      <text:list text:style-name="L2">
        <text:list-item>
          <text:p text:style-name="P2"><text:span text:style-name="Strong_20_Emphasis">Arduino IDE</text:span> (programming environment)</text:p>
        </text:list-item>
        <text:list-item>
          <text:p text:style-name="P2">Libraries:</text:p>
          <text:list>
            <text:list-item>
              <text:p text:style-name="P2"><text:span text:style-name="Source_20_Text">WiFi.h</text:span> (for ESP32 WiFi connectivity)</text:p>
            </text:list-item>
            <text:list-item>
              <text:p text:style-name="P2"><text:span text:style-name="Source_20_Text">WebServer.h</text:span> (simple local web server)</text:p>
            </text:list-item>
            <text:list-item>
              <text:p text:style-name="P2"><text:span text:style-name="Source_20_Text">Wire.h</text:span> and <text:span text:style-name="Source_20_Text">LiquidCrystal_I2C.h</text:span> (LCD display)</text:p>
            </text:list-item>
          </text:list>
        </text:list-item>
      </text:list>
      <text:p text:style-name="Horizontal_20_Line"/>
      <text:h text:style-name="Heading_20_3" text:outline-level="3">Functional Achievements</text:h>
      <text:list text:style-name="L3">
        <text:list-item>
          <text:p text:style-name="P3"><text:span text:style-name="Strong_20_Emphasis">Automatic watering logic:</text:span></text:p>
          <text:list>
            <text:list-item>
              <text:p text:style-name="P3">Reads soil moisture using analog sensor and smooths data.</text:p>
            </text:list-item>
            <text:list-item>
              <text:p text:style-name="P3"><text:soft-page-break/>Triggers watering if moisture &lt; 30%.</text:p>
            </text:list-item>
            <text:list-item>
              <text:p text:style-name="P3">Intermittent watering cycles:</text:p>
              <text:list>
                <text:list-item>
                  <text:p text:style-name="P3">Pump ON for 6s, OFF for 12s (3 cycles).</text:p>
                </text:list-item>
                <text:list-item>
                  <text:p text:style-name="P3">Stops watering automatically if moisture &gt; 40%.</text:p>
                </text:list-item>
              </text:list>
            </text:list-item>
          </text:list>
        </text:list-item>
        <text:list-item>
          <text:p text:style-name="P3"><text:span text:style-name="Strong_20_Emphasis">Manual web override:</text:span></text:p>
          <text:list>
            <text:list-item>
              <text:p text:style-name="P3">ESP32 hosts local web page accessible via browser (same WiFi).</text:p>
            </text:list-item>
            <text:list-item>
              <text:p text:style-name="P3">Displays:</text:p>
              <text:list>
                <text:list-item>
                  <text:p text:style-name="P3">Current soil moisture (%)</text:p>
                </text:list-item>
                <text:list-item>
                  <text:p text:style-name="P3">Pump state (ON/OFF)</text:p>
                </text:list-item>
                <text:list-item>
                  <text:p text:style-name="P3">Mode (AUTO/MANUAL)</text:p>
                </text:list-item>
              </text:list>
            </text:list-item>
            <text:list-item>
              <text:p text:style-name="P3">Buttons for manual control:</text:p>
              <text:list>
                <text:list-item>
                  <text:p text:style-name="P3">Manual ON</text:p>
                </text:list-item>
                <text:list-item>
                  <text:p text:style-name="P3">Manual OFF</text:p>
                </text:list-item>
                <text:list-item>
                  <text:p text:style-name="P3">Return to AUTO mode</text:p>
                </text:list-item>
              </text:list>
            </text:list-item>
          </text:list>
        </text:list-item>
        <text:list-item>
          <text:p text:style-name="P3"><text:span text:style-name="Strong_20_Emphasis">LCD Display:</text:span></text:p>
          <text:list>
            <text:list-item>
              <text:p text:style-name="P3">Shows current moisture reading and pump state.</text:p>
            </text:list-item>
            <text:list-item>
              <text:p text:style-name="P3">Updates every ~500ms.</text:p>
            </text:list-item>
            <text:list-item>
              <text:p text:style-name="P3">Avoids garbled characters by ensuring stable power and clean I²C signals.</text:p>
            </text:list-item>
          </text:list>
        </text:list-item>
        <text:list-item>
          <text:p text:style-name="P3"><text:span text:style-name="Strong_20_Emphasis">Hardware improvements:</text:span></text:p>
          <text:list>
            <text:list-item>
              <text:p text:style-name="P3">BC547 transistor ensures safe relay switching.</text:p>
            </text:list-item>
            <text:list-item>
              <text:p text:style-name="P3">Separate power lines for pump vs. ESP32/LCD prevent voltage dips.</text:p>
            </text:list-item>
            <text:list-item>
              <text:p text:style-name="P3">Flyback diode prevents relay-induced spikes.</text:p>
            </text:list-item>
          </text:list>
        </text:list-item>
        <text:list-item>
          <text:p text:style-name="P3"><text:span text:style-name="Strong_20_Emphasis">Networking:</text:span></text:p>
          <text:list>
            <text:list-item>
              <text:p text:style-name="P3">ESP32 connects to local 2.4GHz WiFi.</text:p>
            </text:list-item>
            <text:list-item>
              <text:p text:style-name="P3">Serves simple HTML web interface.</text:p>
            </text:list-item>
            <text:list-item>
              <text:p text:style-name="P3">Fully local, no cloud dependencies.</text:p>
            </text:list-item>
          </text:list>
        </text:list-item>
      </text:list>
      <text:p text:style-name="Horizontal_20_Line"/>
      <text:h text:style-name="Heading_20_3" text:outline-level="3">System Logic Summary</text:h>
      <text:p text:style-name="Text_20_body"><text:span text:style-name="Strong_20_Emphasis">Variables:</text:span></text:p>
      <text:list text:style-name="L4">
        <text:list-item>
          <text:p text:style-name="P4"><text:span text:style-name="Source_20_Text">smoothedMoisture</text:span>: filtered moisture reading</text:p>
        </text:list-item>
        <text:list-item>
          <text:p text:style-name="P4"><text:span text:style-name="Source_20_Text">pumpRunning</text:span>: current state of pump during automatic cycles</text:p>
        </text:list-item>
        <text:list-item>
          <text:p text:style-name="P4"><text:soft-page-break/><text:span text:style-name="Source_20_Text">manualOverride</text:span>: true if user clicked manual ON/OFF</text:p>
        </text:list-item>
        <text:list-item>
          <text:p text:style-name="P4"><text:span text:style-name="Source_20_Text">manualPumpState</text:span>: tracks manual pump state</text:p>
        </text:list-item>
        <text:list-item>
          <text:p text:style-name="P4"><text:span text:style-name="Source_20_Text">cycleCount</text:span>: counts intermittent watering cycles (max 3)</text:p>
        </text:list-item>
        <text:list-item>
          <text:p text:style-name="P4"><text:span text:style-name="Source_20_Text">pumpOnTime</text:span> / <text:span text:style-name="Source_20_Text">pumpOffTime</text:span>: defines ON/OFF duration per cycle (currently 6s/12s)</text:p>
        </text:list-item>
      </text:list>
      <text:p text:style-name="Text_20_body"><text:span text:style-name="Strong_20_Emphasis">Automatic Mode:</text:span></text:p>
      <text:list text:style-name="L5">
        <text:list-item>
          <text:p text:style-name="P5">If <text:span text:style-name="Source_20_Text">manualOverride</text:span> is false and <text:span text:style-name="Source_20_Text">moisture &lt; 30%</text:span>: start watering.</text:p>
        </text:list-item>
        <text:list-item>
          <text:p text:style-name="P5">Pump cycles ON/OFF 3 times (6s ON, 12s OFF) or until moisture &gt; 40%.</text:p>
        </text:list-item>
        <text:list-item>
          <text:p text:style-name="P5">LCD and web page reflect current state.</text:p>
        </text:list-item>
      </text:list>
      <text:p text:style-name="Text_20_body"><text:span text:style-name="Strong_20_Emphasis">Manual Mode:</text:span></text:p>
      <text:list text:style-name="L6">
        <text:list-item>
          <text:p text:style-name="P6">Clicking ON/OFF sets <text:span text:style-name="Source_20_Text">manualOverride = true</text:span>.</text:p>
        </text:list-item>
        <text:list-item>
          <text:p text:style-name="P6">Pump state follows manual input immediately.</text:p>
        </text:list-item>
        <text:list-item>
          <text:p text:style-name="P6">Clicking AUTO button clears <text:span text:style-name="Source_20_Text">manualOverride</text:span>, resuming automatic logic.</text:p>
        </text:list-item>
        <text:list-item>
          <text:p text:style-name="P6">LCD and web page reflect manual control.</text:p>
        </text:list-item>
      </text:list>
      <text:p text:style-name="Text_20_body"><text:span text:style-name="Strong_20_Emphasis">Hysteresis:</text:span></text:p>
      <text:list text:style-name="L7">
        <text:list-item>
          <text:p text:style-name="P7">Automatic watering avoids constant toggling by only stopping if moisture &gt; 40%.</text:p>
        </text:list-item>
      </text:list>
      <text:p text:style-name="Text_20_body"><text:span text:style-name="Strong_20_Emphasis">Web Page Logic:</text:span></text:p>
      <text:list text:style-name="L8">
        <text:list-item>
          <text:p text:style-name="P8">Root (<text:span text:style-name="Source_20_Text">/</text:span>) shows moisture, pump state, mode, and buttons.</text:p>
        </text:list-item>
        <text:list-item>
          <text:p text:style-name="P8">Manual ON/OFF and AUTO routes change state and redirect back to root page.</text:p>
        </text:list-item>
        <text:list-item>
          <text:p text:style-name="P8">Connection header <text:span text:style-name="Source_20_Text">close</text:span> ensures redirects work reliably.</text:p>
        </text:list-item>
      </text:list>
      <text:p text:style-name="Horizontal_20_Line"/>
      <text:h text:style-name="Heading_20_3" text:outline-level="3">Notes &amp; Observations</text:h>
      <text:list text:style-name="L9">
        <text:list-item>
          <text:p text:style-name="P9">Longer ON times were temporarily used for testing fluid flow through long tubing (6s ON / 12s OFF). These can be adjusted later for actual plant watering.</text:p>
        </text:list-item>
        <text:list-item>
          <text:p text:style-name="P9">LCD issues with garbled characters were caused by voltage dips and I²C noise; solved with stable power and wiring improvements.</text:p>
        </text:list-item>
        <text:list-item>
          <text:p text:style-name="P9">Fully local system: ESP32 serves web page without cloud dependency.</text:p>
        </text:list-item>
        <text:list-item>
          <text:p text:style-name="P9">System can later be upgraded with live data logging or graphing using a local server if desired.</text:p>
        </text:list-item>
      </text:list>
      <text:p text:style-name="Horizontal_20_Line"/>
      <text:h text:style-name="Heading_20_3" text:outline-level="3">Next Steps / Upgrades</text:h>
      <text:list text:style-name="L10">
        <text:list-item>
          <text:p text:style-name="P10"><text:span text:style-name="Strong_20_Emphasis">Integrate automatic + manual override fully</text:span> (already done).</text:p>
        </text:list-item>
        <text:list-item>
          <text:p text:style-name="P10"><text:span text:style-name="Strong_20_Emphasis">Optional: add live page refresh using WebSockets</text:span>.</text:p>
        </text:list-item>
        <text:list-item>
          <text:p text:style-name="P10"><text:soft-page-break/><text:span text:style-name="Strong_20_Emphasis">Optional: add data logging to SD card or local server</text:span>.</text:p>
        </text:list-item>
        <text:list-item>
          <text:p text:style-name="P10"><text:span text:style-name="Strong_20_Emphasis">Adjust watering times for actual plant needs</text:span>.</text:p>
        </text:list-item>
        <text:list-item>
          <text:p text:style-name="P10"><text:span text:style-name="Strong_20_Emphasis">Expand to multiple pumps/sensors</text:span> if desired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8:04:56.367216388</meta:creation-date>
    <dc:date>2026-03-22T18:08:09.355390086</dc:date>
    <meta:editing-duration>PT3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86" meta:word-count="621" meta:character-count="3693" meta:non-whitespace-character-count="3237"/>
  </office:meta>
</office:document-meta>
</file>